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kenizer.setDelims( String deli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kenizer.isDelim(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Tokenizer.getToken( Reader i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tringTokenizer.setSuppressDelims( boolean suppressDeli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ringTokenizer.getPostTok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kenizer.setDelimsAreTokens( boolean delimsAreToke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kenizer.setIncludeDelims( boolean includeDeli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